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fo:color="#ce181e"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base) cavid@cavid-Z390-UD:~$ ssh-keygen -t rsa -f ~/.ssh/gcp -C "alien"</text:p>
      <text:p text:style-name="Standard"/>
      <text:p text:style-name="Standard"/>
      <text:p text:style-name="Standard">Generating public/private rsa key pair.</text:p>
      <text:p text:style-name="Standard">Enter passphrase (empty for no passphrase): </text:p>
      <text:p text:style-name="Standard">Enter same passphrase again: </text:p>
      <text:p text:style-name="Standard">Your identification has been saved in /home/cavid/.ssh/gcp.</text:p>
      <text:p text:style-name="Standard">Your public key has been saved in /home/cavid/.ssh/gcp.pub.</text:p>
      <text:p text:style-name="Standard">The key fingerprint is:</text:p>
      <text:p text:style-name="Standard">SHA256:fKakV00cQhqcmr8jRCFKfUmufdyLDGB2qKhWOMxX8/k alien</text:p>
      <text:p text:style-name="Standard">The key's randomart image is:</text:p>
      <text:p text:style-name="Standard">+---[RSA 2048]----+</text:p>
      <text:p text:style-name="Standard">| <text:s text:c="2"/>. ..o.oo . <text:s text:c="3"/>|</text:p>
      <text:p text:style-name="Standard">| <text:s/>. oo+ oo o . <text:s text:c="2"/>|</text:p>
      <text:p text:style-name="Standard">| . .==o+. <text:s text:c="2"/>o <text:s text:c="3"/>|</text:p>
      <text:p text:style-name="Standard">|o.o+.=*o.. o <text:s text:c="4"/>|</text:p>
      <text:p text:style-name="Standard">|.=.o..o+S = . <text:s text:c="3"/>|</text:p>
      <text:p text:style-name="Standard">|. + <text:s text:c="2"/>.*o* . <text:s text:c="4"/>|</text:p>
      <text:p text:style-name="Standard">|.. <text:s text:c="2"/>.. =E. <text:s text:c="5"/>|</text:p>
      <text:p text:style-name="Standard">|. <text:s text:c="4"/>..o <text:s text:c="7"/>|</text:p>
      <text:p text:style-name="Standard">| <text:s text:c="6"/>. . <text:s text:c="6"/>|</text:p>
      <text:p text:style-name="Standard">+----[SHA256]-----+</text:p>
      <text:p text:style-name="Standard"/>
      <text:p text:style-name="Standard"/>
      <text:p text:style-name="Standard"/>
      <text:p text:style-name="P1">(base) cavid@cavid-Z390-UD:~$ cd ~/.ssh</text:p>
      <text:p text:style-name="Standard"/>
      <text:p text:style-name="P1">(base) cavid@cavid-Z390-UD:~/.ssh$ ls</text:p>
      <text:p text:style-name="Standard">gcp <text:s/>gcp.pub <text:s/>id_rsa <text:s/>id_rsa.pub <text:s/>known_hosts</text:p>
      <text:p text:style-name="Standard"/>
      <text:p text:style-name="Standard"/>
      <text:p text:style-name="P1">(base) cavid@cavid-Z390-UD:~/.ssh$ cat gcp.pub </text:p>
      <text:p text:style-name="Standard"/>
      <text:p text:style-name="Standard"/>
      <text:p text:style-name="Standard">ssh-rsa AAAAB3NzaC1yc2EAAAADAQABAAABAQDXO6BLOiNMzpF6zNSTW56z7sHNhUCyBYtcHC0+eKGtmk1f+6ExfYadWG0vpFiSuh01QE9uRrssLLg7Nt+Ldxx3aje+NsJEWVlv5c/O+kO3KvELq2Cqaennl5w4g2q8QbUH5UKEcH+r3doas9fKvdQRmCIB14WpfjxyoNIF45ulPSaGSk4TSFdi+V7xpCEEHWD6eynBrm1zFPqmBnKImJ8+zKAebjXifkbj2M9TVXawZooL9+x7QGmsJ78CrcWD88T47EmNxC5haE76RK8UDZUcl5PDvZnppax7lkFacsfMxSvqF0wLL/ntp7hNk+ADCtB7XXwlkzW8+bwu6OhjTwvJ alien</text:p>
      <text:p text:style-name="Standard"/>
      <text:p text:style-name="Standard"/>
      <text:p text:style-name="Standard"/>
      <text:p text:style-name="Standard"><text:span text:style-name="T2">(base) cavid@cavid-Z390-UD:~/.ssh$ ssh -i gcp </text:span><text:a xlink:type="simple" xlink:href="mailto:alien@35.232.156.46" text:style-name="Internet_20_link" text:visited-style-name="Visited_20_Internet_20_Link"><text:span text:style-name="T2">alien@35.232.156.46</text:span></text:a></text:p>
      <text:p text:style-name="Standard"/>
      <text:p text:style-name="Standard"/>
      <text:p text:style-name="Standard">Welcome to Ubuntu 18.04.4 LTS (GNU/Linux 5.3.0-1026-gcp x86_64)</text:p>
      <text:p text:style-name="Standard"/>
      <text:p text:style-name="Standard"><text:s/>* Documentation: <text:s/>https://help.ubuntu.com</text:p>
      <text:p text:style-name="Standard"><text:s/>* Management: <text:s text:c="4"/>https://landscape.canonical.com</text:p>
      <text:p text:style-name="Standard"><text:s/>* Support: <text:s text:c="7"/>https://ubuntu.com/advantage</text:p>
      <text:p text:style-name="Standard"><text:soft-page-break/></text:p>
      <text:p text:style-name="Standard"><text:s text:c="2"/>System information as of Mon Jun 15 06:36:18 UTC 2020</text:p>
      <text:p text:style-name="Standard"/>
      <text:p text:style-name="Standard"><text:s text:c="2"/>System load: <text:s/>0.8 <text:s text:c="14"/>Processes: <text:s text:c="10"/>95</text:p>
      <text:p text:style-name="Standard"><text:s text:c="2"/>Usage of /: <text:s text:c="2"/>15.2% of 9.52GB <text:s text:c="2"/>Users logged in: <text:s text:c="4"/>0</text:p>
      <text:p text:style-name="Standard"><text:s text:c="2"/>Memory usage: 6% <text:s text:c="15"/>IP address for ens4: 10.128.0.2</text:p>
      <text:p text:style-name="Standard"><text:s text:c="2"/>Swap usage: <text:s text:c="2"/>0%</text:p>
      <text:p text:style-name="Standard"/>
      <text:p text:style-name="Standard"><text:s/>* Canonical Livepatch is available for installation.</text:p>
      <text:p text:style-name="Standard"><text:s text:c="3"/>- Reduce system reboots and improve kernel security. Activate at:</text:p>
      <text:p text:style-name="Standard"><text:s text:c="5"/>https://ubuntu.com/livepatch</text:p>
      <text:p text:style-name="Standard"/>
      <text:p text:style-name="Standard">0 packages can be updated.</text:p>
      <text:p text:style-name="Standard">0 updates are security updates.</text:p>
      <text:p text:style-name="Standard"/>
      <text:p text:style-name="Standard"/>
      <text:p text:style-name="Standard"/>
      <text:p text:style-name="Standard">The programs included with the Ubuntu system are free software;</text:p>
      <text:p text:style-name="Standard">the exact distribution terms for each program are described in the</text:p>
      <text:p text:style-name="Standard">individual files in /usr/share/doc/*/copyright.</text:p>
      <text:p text:style-name="Standard"/>
      <text:p text:style-name="Standard">Ubuntu comes with ABSOLUTELY NO WARRANTY, to the extent permitted by</text:p>
      <text:p text:style-name="Standard">applicable law.</text:p>
      <text:p text:style-name="Standard"/>
      <text:p text:style-name="P2">alien@test-ai:~$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2:39:42.673989016</meta:creation-date>
    <dc:date>2020-06-15T12:46:41.371574247</dc:date>
    <meta:editing-duration>PT7M</meta:editing-duration>
    <meta:editing-cycles>1</meta:editing-cycles>
    <meta:document-statistic meta:table-count="0" meta:image-count="0" meta:object-count="0" meta:page-count="2" meta:paragraph-count="46" meta:word-count="242" meta:character-count="2178" meta:non-whitespace-character-count="1838"/>
    <meta:generator>LibreOffice/6.0.7.3$Linux_X86_64 LibreOffice_project/00m0$Build-3</meta:generator>
  </office:meta>
</office:document-meta>
</file>